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et-in-a-Box</text:p>
      <text:p text:style-name="Standard">Version: <text:span text:style-name="T1">1 May 2013</text:span></text:p>
      <text:p text:style-name="Standard"/>
      <text:p text:style-name="Standard">Contact:</text:p>
      <text:p text:style-name="P1">Braddock Gaskill</text:p>
      <text:p text:style-name="P2">braddock@braddock.com</text:p>
      <text:p text:style-name="Standard">443-854-4691</text:p>
      <text:p text:style-name="Standard"/>
      <text:p text:style-name="Standard">More information:</text:p>
      <text:p text:style-name="P1"><text:a xlink:type="simple" xlink:href="http://internet-in-a-box.org/">http://internet-in-a-box.org</text:a></text:p>
      <text:p text:style-name="P1"/>
      <text:p text:style-name="P2">To access:</text:p>
      <text:p text:style-name="P1">http://know</text:p>
      <text:p text:style-name="P2">or</text:p>
      <text:p text:style-name="P1"><text:a xlink:type="simple" xlink:href="http://know.local/">http://know.local</text:a> (Mac and Linux)</text:p>
      <text:p text:style-name="P1"/>
      <text:p text:style-name="P1"><text:span text:style-name="T2">ssh </text:span><text:a xlink:type="simple" xlink:href="mailto:root@know"><text:span text:style-name="T2">root@know</text:span></text:a></text:p>
      <text:p text:style-name="P1"><text:span text:style-name="T2">Password: iiab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5-01T15:21:49</meta:creation-date>
    <meta:printed-by>Braddock </meta:printed-by>
    <meta:print-date>2013-05-01T15:24:42</meta:print-date>
    <dc:date>2013-05-02T09:18:34</dc:date>
    <dc:creator>Braddock </dc:creator>
    <meta:editing-duration>PT16H26M24S</meta:editing-duration>
    <meta:editing-cycles>1</meta:editing-cycles>
    <meta:document-statistic meta:table-count="0" meta:image-count="0" meta:object-count="0" meta:page-count="1" meta:paragraph-count="14" meta:word-count="25" meta:character-count="221" meta:non-whitespace-character-count="210"/>
    <meta:generator>LibreOffice/3.5$Linux_X86_64 LibreOffice_project/350m1$Build-2</meta:generator>
  </office:meta>
</office:document-meta>
</file>